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ker Lines</text:p>
      <text:p text:style-name="P1"/>
      <text:list xml:id="list681144076776976235" text:style-name="L1">
        <text:list-item>
          <text:p text:style-name="P2">First Encounter</text:p>
          <text:list>
            <text:list-item>
              <text:p text:style-name="P3">Hmm?</text:p>
            </text:list-item>
            <text:list-item>
              <text:p text:style-name="P3">Another brainless flesh, come to knaw...</text:p>
            </text:list-item>
            <text:list-item>
              <text:p text:style-name="P3">...wait.</text:p>
            </text:list-item>
            <text:list-item>
              <text:p text:style-name="P3">There are medicine leaves in your teeth.</text:p>
            </text:list-item>
            <text:list-item>
              <text:p text:style-name="P3">You're no flesh eater...you're different.</text:p>
            </text:list-item>
            <text:list-item>
              <text:p text:style-name="P3">Hehehe, I can use you.</text:p>
            </text:list-item>
            <text:list-item>
              <text:p text:style-name="P3">Hey Droplet, there's a room across the hall. <text:s/>It has an eye in it.</text:p>
            </text:list-item>
            <text:list-item>
              <text:p text:style-name="P3">Go get it.</text:p>
            </text:list-item>
          </text:list>
        </text:list-item>
        <text:list-item>
          <text:p text:style-name="P2">Eye Check</text:p>
          <text:list>
            <text:list-item>
              <text:p text:style-name="P2">Has Eye</text:p>
              <text:list>
                <text:list-item>
                  <text:p text:style-name="P3">Good, good.</text:p>
                </text:list-item>
                <text:list-item>
                  <text:p text:style-name="P3">You are smart, and you will help me.</text:p>
                </text:list-item>
                <text:list-item>
                  <text:p text:style-name="P3">I have opened a door downstairs.</text:p>
                </text:list-item>
                <text:list-item>
                  <text:p text:style-name="P3">You're smart. <text:s/>You'll find a way down.</text:p>
                </text:list-item>
                <text:list-item>
                  <text:p text:style-name="P3">See you again~.</text:p>
                </text:list-item>
              </text:list>
            </text:list-item>
            <text:list-item>
              <text:p text:style-name="P2">Does Not Have Eye</text:p>
              <text:list>
                <text:list-item>
                  <text:p text:style-name="P3">You must not listen well Droplet.</text:p>
                </text:list-item>
                <text:list-item>
                  <text:p text:style-name="P3">Eye. Room. Across hall. <text:s/>Go get it.</text:p>
                </text:list-item>
              </text:list>
            </text:list-item>
          </text:list>
        </text:list-item>
        <text:list-item>
          <text:p text:style-name="P2">Bye</text:p>
          <text:list>
            <text:list-item>
              <text:p text:style-name="P3">By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ulton nelson</meta:initial-creator>
    <meta:creation-date>2020-07-14T21:55:29.52</meta:creation-date>
    <meta:document-statistic meta:table-count="0" meta:image-count="0" meta:object-count="0" meta:page-count="1" meta:paragraph-count="22" meta:word-count="116" meta:character-count="540"/>
    <dc:date>2020-07-14T22:06:29.56</dc:date>
    <dc:creator>daulton nelson</dc:creator>
    <meta:editing-duration>PT11M</meta:editing-duration>
    <meta:editing-cycles>1</meta:editing-cycles>
    <meta:generator>OpenOffice/4.1.4$Win32 OpenOffice.org_project/414m5$Build-9788</meta:generator>
  </office:meta>
</office:document-meta>
</file>